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0.91mm"/>
    </style:style>
    <style:style style:name="co3" style:family="table-column">
      <style:table-column-properties fo:break-before="auto" style:column-width="5.04mm"/>
    </style:style>
    <style:style style:name="co4" style:family="table-column">
      <style:table-column-properties fo:break-before="auto" style:column-width="21.96mm"/>
    </style:style>
    <style:style style:name="co5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22.58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double #000000" style:border-line-width-bottom="0.02mm 0.35mm 0.02mm" fo:background-color="#dfdfdf" fo:border-left="0.06pt solid #000000" fo:border-right="none" style:shadow="#808080 1.76mm 1.76mm" fo:border-top="0.06pt solid #000000"/>
      <style:text-properties style:use-window-font-color="true" style:text-outline="false" style:text-line-through-style="none" style:font-name="Arial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italic" style:font-weight-complex="normal" style:text-emphasize="none" style:font-relief="none"/>
    </style:style>
    <style:style style:name="ce2" style:family="table-cell" style:parent-style-name="Default">
      <style:table-cell-properties fo:border-bottom="0.06pt solid #000000" fo:background-color="#dfdfdf" fo:border-left="0.06pt solid #000000" fo:border-right="none" style:shadow="#808080 1.76mm 1.76mm" fo:border-top="0.06pt double #000000" style:border-line-width-top="0.02mm 0.35mm 0.02mm"/>
      <style:text-properties style:use-window-font-color="true" style:text-outline="false" style:text-line-through-style="none" style:font-name="Arial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italic" style:font-weight-complex="normal" style:text-emphasize="none" style:font-relief="none"/>
    </style:style>
    <style:style style:name="ce3" style:family="table-cell" style:parent-style-name="Default">
      <style:table-cell-properties fo:border-bottom="0.06pt solid #000000" fo:background-color="#dfdfdf" fo:border-left="0.06pt solid #000000" fo:border-right="none" style:shadow="#808080 1.76mm 1.76mm" fo:border-top="0.06pt solid #000000"/>
      <style:text-properties style:use-window-font-color="true" style:text-outline="false" style:text-line-through-style="none" style:font-name="Arial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italic" style:font-weight-complex="normal" style:text-emphasize="none" style:font-relief="none"/>
    </style:style>
    <style:style style:name="ce4" style:family="table-cell" style:parent-style-name="Default">
      <style:table-cell-properties fo:border-bottom="0.06pt double #000000" style:border-line-width-bottom="0.02mm 0.35mm 0.02mm" fo:background-color="#dfdfdf" fo:border-left="0.06pt solid #000000" fo:border-right="none" style:shadow="#808080 1.76mm 1.76mm" fo:border-top="0.06pt double #000000" style:border-line-width-top="0.02mm 0.35mm 0.02mm"/>
      <style:text-properties style:use-window-font-color="true" style:text-outline="false" style:text-line-through-style="none" style:font-name="Arial" fo:font-size="12pt" fo:language="en" fo:country="GB" fo:font-style="italic" fo:text-shadow="none" style:text-underline-style="none" fo:font-weight="bold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italic" style:font-weight-complex="bold" style:text-emphasize="none" style:font-relief="none"/>
    </style:style>
    <style:style style:name="ce5" style:family="table-cell" style:parent-style-name="Default">
      <style:table-cell-properties fo:border-bottom="0.06pt double #000000" style:border-line-width-bottom="0.02mm 0.35mm 0.02mm" fo:background-color="#dfdfdf" style:text-align-source="fix" style:repeat-content="false" fo:border-left="0.06pt double #000000" style:border-line-width-left="0.02mm 0.35mm 0.02mm" fo:border-right="none" style:shadow="#808080 1.76mm 1.76mm" fo:border-top="0.06pt solid #000000"/>
      <style:paragraph-properties fo:text-align="center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double #000000" style:border-line-width-left="0.02mm 0.35mm 0.02mm" fo:border-right="none" style:shadow="#808080 1.76mm 1.76mm" fo:border-top="0.06pt double #000000" style:border-line-width-top="0.02mm 0.35mm 0.02mm"/>
      <style:paragraph-properties fo:text-align="center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0.06pt solid #000000" style:text-align-source="fix" style:repeat-content="false" fo:border-left="0.06pt double #000000" style:border-line-width-left="0.02mm 0.35mm 0.02mm" fo:border-right="none" style:shadow="#808080 1.76mm 1.76mm" fo:border-top="0.06pt solid #000000"/>
      <style:paragraph-properties fo:text-align="center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0.06pt double #000000" style:border-line-width-bottom="0.02mm 0.35mm 0.02mm" fo:background-color="#ffffff" style:text-align-source="fix" style:repeat-content="false" fo:border-left="0.06pt double #000000" style:border-line-width-left="0.02mm 0.35mm 0.02mm" fo:border-right="none" style:shadow="#808080 1.76mm 1.76mm" fo:border-top="0.06pt solid #000000"/>
      <style:paragraph-properties fo:text-align="center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6pt double #000000" style:border-line-width-bottom="0.02mm 0.35mm 0.02mm" fo:background-color="#dfdfdf" style:text-align-source="fix" style:repeat-content="false" fo:border-left="0.06pt double #000000" style:border-line-width-left="0.02mm 0.35mm 0.02mm" fo:border-right="none" style:shadow="#808080 1.76mm 1.76mm" fo:border-top="0.06pt double #000000" style:border-line-width-top="0.02mm 0.35mm 0.02mm"/>
      <style:paragraph-properties fo:text-align="center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0.06pt double #000000" style:border-line-width-bottom="0.02mm 0.35mm 0.02mm" fo:background-color="#dfdfdf" style:text-align-source="fix" style:repeat-content="false" fo:border-left="0.06pt solid #000000" fo:border-right="none" style:shadow="#808080 1.76mm 1.76mm" fo:border-top="0.06pt solid #000000"/>
      <style:paragraph-properties fo:text-align="center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bold" style:text-emphasize="none" style:font-relief="none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style:shadow="#808080 1.76mm 1.76mm" fo:border-top="0.06pt double #000000" style:border-line-width-top="0.02mm 0.35mm 0.02mm"/>
      <style:paragraph-properties fo:text-align="center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style:shadow="#808080 1.76mm 1.76mm" fo:border-top="0.06pt solid #000000"/>
      <style:paragraph-properties fo:text-align="center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0.06pt double #000000" style:border-line-width-bottom="0.02mm 0.35mm 0.02mm" fo:background-color="#ffffff" style:text-align-source="fix" style:repeat-content="false" fo:border-left="0.06pt solid #000000" fo:border-right="none" style:shadow="#808080 1.76mm 1.76mm" fo:border-top="0.06pt solid #000000"/>
      <style:paragraph-properties fo:text-align="center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0.06pt double #000000" style:border-line-width-bottom="0.02mm 0.35mm 0.02mm" fo:background-color="#dfdfdf" fo:border-left="0.06pt double #000000" style:border-line-width-left="0.02mm 0.35mm 0.02mm" fo:border-right="0.06pt solid #000000" style:shadow="#808080 1.76mm 1.76mm" fo:border-top="0.06pt solid #000000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bold" style:text-emphasize="none" style:font-relief="none"/>
    </style:style>
    <style:style style:name="ce15" style:family="table-cell" style:parent-style-name="Default">
      <style:table-cell-properties fo:border-bottom="0.06pt solid #000000" fo:background-color="#dfdfdf" style:text-align-source="fix" style:repeat-content="false" fo:border-left="0.06pt double #000000" style:border-line-width-left="0.02mm 0.35mm 0.02mm" fo:border-right="0.06pt solid #000000" style:shadow="#808080 1.76mm 1.76mm" fo:border-top="0.06pt double #000000" style:border-line-width-top="0.02mm 0.35mm 0.02mm"/>
      <style:paragraph-properties fo:text-align="center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-bottom="0.06pt double #000000" style:border-line-width-bottom="0.02mm 0.35mm 0.02mm" fo:background-color="#dfdfdf" style:text-align-source="fix" style:repeat-content="false" fo:border-left="0.06pt double #000000" style:border-line-width-left="0.02mm 0.35mm 0.02mm" fo:border-right="0.06pt solid #000000" style:shadow="#808080 1.76mm 1.76mm" fo:border-top="0.06pt double #000000" style:border-line-width-top="0.02mm 0.35mm 0.02mm"/>
      <style:paragraph-properties fo:text-align="center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Week of Semester</text:p>
          </table:table-cell>
          <table:table-cell table:style-name="ce5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Total Time</text:p>
          </table:table-cell>
          <table:table-cell/>
        </table:table-row>
        <table:table-row table:style-name="ro2">
          <table:table-cell table:style-name="ce2" office:value-type="string">
            <text:p>Lecture</text:p>
          </table:table-cell>
          <table:table-cell table:style-name="ce6" office:value-type="float" office:value="1">
            <text:p>1</text:p>
          </table:table-cell>
          <table:table-cell table:number-columns-repeated="6" table:style-name="ce11" office:value-type="float" office:value="1">
            <text:p>1</text:p>
          </table:table-cell>
          <table:table-cell table:style-name="ce15" table:formula="of:=SUM([.B2:.H2])" office:value-type="float" office:value="7">
            <text:p>7</text:p>
          </table:table-cell>
          <table:table-cell/>
        </table:table-row>
        <table:table-row table:style-name="ro2">
          <table:table-cell table:style-name="ce3" office:value-type="string">
            <text:p>Laboratory</text:p>
          </table:table-cell>
          <table:table-cell table:style-name="ce7" office:value-type="float" office:value="6">
            <text:p>6</text:p>
          </table:table-cell>
          <table:table-cell table:number-columns-repeated="5"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5" table:formula="of:=SUM([.B3:.H3])" office:value-type="float" office:value="41">
            <text:p>41</text:p>
          </table:table-cell>
          <table:table-cell/>
        </table:table-row>
        <table:table-row table:style-name="ro2">
          <table:table-cell table:style-name="ce3" office:value-type="string">
            <text:p>Self study</text:p>
          </table:table-cell>
          <table:table-cell table:style-name="ce7" office:value-type="float" office:value="5">
            <text:p>5</text:p>
          </table:table-cell>
          <table:table-cell table:number-columns-repeated="4"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/>
          <table:table-cell table:style-name="ce15" table:formula="of:=SUM([.B4:.H4])" office:value-type="float" office:value="28">
            <text:p>28</text:p>
          </table:table-cell>
          <table:table-cell/>
        </table:table-row>
        <table:table-row table:style-name="ro2">
          <table:table-cell table:style-name="ce3" office:value-type="string">
            <text:p>Prep. Report and presentation</text:p>
          </table:table-cell>
          <table:table-cell table:style-name="ce7"/>
          <table:table-cell table:style-name="ce12" table:number-columns-repeated="4"/>
          <table:table-cell table:number-columns-repeated="2" table:style-name="ce12" office:value-type="float" office:value="2">
            <text:p>2</text:p>
          </table:table-cell>
          <table:table-cell table:style-name="ce15" table:formula="of:=SUM([.B5:.H5])" office:value-type="float" office:value="4">
            <text:p>4</text:p>
          </table:table-cell>
          <table:table-cell/>
        </table:table-row>
        <table:table-row table:style-name="ro2">
          <table:table-cell table:style-name="ce1" office:value-type="string">
            <text:p>Presentation and evaluation</text:p>
          </table:table-cell>
          <table:table-cell table:style-name="ce8"/>
          <table:table-cell table:style-name="ce13" table:number-columns-repeated="5"/>
          <table:table-cell table:style-name="ce13" office:value-type="float" office:value="4">
            <text:p>4</text:p>
          </table:table-cell>
          <table:table-cell table:style-name="ce15" table:formula="of:=SUM([.B6:.H6])" office:value-type="float" office:value="4">
            <text:p>4</text:p>
          </table:table-cell>
          <table:table-cell/>
        </table:table-row>
        <table:table-row table:style-name="ro4">
          <table:table-cell table:style-name="ce4" office:value-type="string">
            <text:p>Total Time</text:p>
          </table:table-cell>
          <table:table-cell table:style-name="ce9" table:formula="of:=SUM([.B2:.B6])" office:value-type="float" office:value="12">
            <text:p>12</text:p>
          </table:table-cell>
          <table:table-cell table:style-name="ce9" table:formula="of:=SUM([.C2:.C6])" office:value-type="float" office:value="12">
            <text:p>12</text:p>
          </table:table-cell>
          <table:table-cell table:style-name="ce9" table:formula="of:=SUM([.D2:.D6])" office:value-type="float" office:value="12">
            <text:p>12</text:p>
          </table:table-cell>
          <table:table-cell table:style-name="ce9" table:formula="of:=SUM([.E2:.E6])" office:value-type="float" office:value="12">
            <text:p>12</text:p>
          </table:table-cell>
          <table:table-cell table:style-name="ce9" table:formula="of:=SUM([.F2:.F6])" office:value-type="float" office:value="12">
            <text:p>12</text:p>
          </table:table-cell>
          <table:table-cell table:style-name="ce9" table:formula="of:=SUM([.G2:.G6])" office:value-type="float" office:value="12">
            <text:p>12</text:p>
          </table:table-cell>
          <table:table-cell table:style-name="ce9" table:formula="of:=SUM([.H2:.H6])" office:value-type="float" office:value="12">
            <text:p>12</text:p>
          </table:table-cell>
          <table:table-cell table:style-name="ce16" table:formula="of:=SUM([.I2:.I6])" office:value-type="float" office:value="84">
            <text:p>84</text:p>
          </table:table-cell>
          <table:table-cell/>
        </table:table-row>
        <table:table-row table:style-name="ro2" table:number-rows-repeated="1048568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Pieter Hombergh</meta:initial-creator>
    <meta:creation-date>2009-01-29T11:17:56</meta:creation-date>
    <dc:date>2013-07-05T11:04:59</dc:date>
    <meta:editing-cycles>7</meta:editing-cycles>
    <meta:editing-duration>PT3H54M32S</meta:editing-duration>
    <dc:creator>Pieter van den Hombergh</dc:creator>
    <meta:document-statistic meta:table-count="3" meta:cell-count="51" meta:object-count="0"/>
    <meta:user-defined meta:name="Info 1"/>
    <meta:user-defined meta:name="Info 2"/>
    <meta:user-defined meta:name="Info 3"/>
    <meta:user-defined meta:name="Info 4"/>
  </office:meta>
</office:document-meta>
</file>